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0f51fd" officeooo:paragraph-rsid="000f51fd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normal" officeooo:rsid="000fa34c" officeooo:paragraph-rsid="000fa34c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8pt" style:text-underline-style="none" fo:font-weight="bold" officeooo:rsid="000f51fd" officeooo:paragraph-rsid="000f51fd" style:font-size-asian="15.75pt" style:font-weight-asian="bold" style:font-size-complex="18pt" style:font-weight-complex="bold"/>
    </style:style>
    <style:style style:name="P4" style:family="paragraph" style:parent-style-name="Standard">
      <style:text-properties fo:font-size="14pt" style:text-underline-style="none" fo:font-weight="normal" officeooo:rsid="000f51fd" officeooo:paragraph-rsid="000f51fd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style:text-underline-style="none" fo:font-weight="normal" officeooo:rsid="000fa34c" officeooo:paragraph-rsid="000fa34c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style:text-underline-style="none" fo:font-weight="normal" officeooo:rsid="000fdd6a" officeooo:paragraph-rsid="000fdd6a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style:text-underline-style="none" fo:font-weight="normal" officeooo:rsid="000fdd6a" officeooo:paragraph-rsid="00111901" style:font-size-asian="12.25pt" style:font-weight-asian="normal" style:font-size-complex="14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fdd6a"/>
    </style:style>
    <style:style style:name="T3" style:family="text">
      <style:text-properties officeooo:rsid="001119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Documentation<text:span text:style-name="T1"> <text:s text:c="3"/><text:tab/><text:tab/><text:tab/><text:tab/><text:tab/><text:tab/>Anunay Yadav</text:span></text:p>
      <text:p text:style-name="P3"><text:tab/><text:tab/><text:tab/><text:tab/><text:tab/><text:tab/><text:tab/><text:tab/><text:tab/><text:tab/><text:tab/><text:tab/><text:tab/><text:tab/><text:tab/><text:tab/>2018021</text:p>
      <text:p text:style-name="P4">1 : push_back(t): </text:p>
      <text:p text:style-name="P4"><text:tab/>pushes thread at the end of the ready list while maintaining a circular doubly linked list.</text:p>
      <text:p text:style-name="P4"/>
      <text:p text:style-name="P5">Code : </text:p>
      <text:p text:style-name="P5"/>
      <text:p text:style-name="P4">static void push_back(struct thread *t)</text:p>
      <text:p text:style-name="P4">{</text:p>
      <text:p text:style-name="P4"><text:tab/>struct thread *temp = ready_list;</text:p>
      <text:p text:style-name="P4"><text:tab/>if(temp == NULL){</text:p>
      <text:p text:style-name="P4"><text:tab/><text:tab/>ready_list = t;</text:p>
      <text:p text:style-name="P4"><text:tab/><text:tab/>t -&gt; prev = ready_list;</text:p>
      <text:p text:style-name="P4"><text:tab/><text:tab/>t -&gt; next = ready_list;</text:p>
      <text:p text:style-name="P4"><text:tab/><text:tab/>return;</text:p>
      <text:p text:style-name="P4"><text:tab/>}</text:p>
      <text:p text:style-name="P4"><text:tab/>struct thread* last = temp -&gt; prev;</text:p>
      <text:p text:style-name="P4"><text:tab/>last -&gt; next = t;</text:p>
      <text:p text:style-name="P4"><text:tab/>t -&gt; prev = last;</text:p>
      <text:p text:style-name="P4"><text:tab/>t -&gt; next = ready_list;</text:p>
      <text:p text:style-name="P4"><text:tab/>ready_list -&gt; prev = t;</text:p>
      <text:p text:style-name="P4">}</text:p>
      <text:p text:style-name="P4"/>
      <text:p text:style-name="P5">2 : pop_front()</text:p>
      <text:p text:style-name="P5"><text:tab/>removes the first thread from the ready list while maintaining circular doubly linked list and returns to caller.</text:p>
      <text:p text:style-name="P5"/>
      <text:p text:style-name="P5">Code : </text:p>
      <text:p text:style-name="P5"/>
      <text:p text:style-name="P5">static struct thread *pop_front()</text:p>
      <text:p text:style-name="P5">{</text:p>
      <text:p text:style-name="P5"><text:tab/>if(ready_list == NULL)</text:p>
      <text:p text:style-name="P5"><text:tab/><text:tab/>return NULL;</text:p>
      <text:p text:style-name="P5"><text:tab/>struct thread *ret = ready_list;</text:p>
      <text:p text:style-name="P5"><text:tab/>if(ready_list -&gt; next == ready_list)</text:p>
      <text:p text:style-name="P5"><text:tab/>{</text:p>
      <text:p text:style-name="P5"><text:tab/><text:tab/>ready_list = NULL;</text:p>
      <text:p text:style-name="P5"><text:tab/><text:tab/>return ret;</text:p>
      <text:p text:style-name="P5"><text:tab/>}</text:p>
      <text:p text:style-name="P5"><text:tab/>struct thread *temp = ready_list -&gt; prev;</text:p>
      <text:p text:style-name="P5"><text:tab/>temp -&gt; next = ready_list -&gt; next;</text:p>
      <text:p text:style-name="P5"><text:tab/>ready_list -&gt; next -&gt; prev = temp;</text:p>
      <text:p text:style-name="P5"><text:tab/>ready_list = ready_list -&gt; next;</text:p>
      <text:p text:style-name="P5"><text:soft-page-break/><text:tab/>return ret;</text:p>
      <text:p text:style-name="P5">}</text:p>
      <text:p text:style-name="P5"/>
      <text:p text:style-name="P5">3 : create_thread(func,param)</text:p>
      <text:p text:style-name="P5"><text:tab/>creates new thread and allocates stack and <text:s/>pushes elements in stack to correctly allign it with context_switch.</text:p>
      <text:p text:style-name="P5"/>
      <text:p text:style-name="P5">code : </text:p>
      <text:p text:style-name="P5"/>
      <text:p text:style-name="P5">void create_thread(func_t func, void *param)</text:p>
      <text:p text:style-name="P5">{</text:p>
      <text:p text:style-name="P5"><text:tab/>struct thread* new_thread = (struct thread*) malloc(sizeof(struct thread));</text:p>
      <text:p text:style-name="P5"><text:tab/>unsigned *stack = (unsigned*) malloc(SIZE);</text:p>
      <text:p text:style-name="P5"><text:tab/>stack += 1024;</text:p>
      <text:p text:style-name="P5"><text:tab/>if(param != NULL){</text:p>
      <text:p text:style-name="P5"><text:tab/><text:tab/>stack--;</text:p>
      <text:p text:style-name="P5"><text:tab/><text:tab/>*stack = ((unsigned) param);</text:p>
      <text:p text:style-name="P5"><text:tab/>}</text:p>
      <text:p text:style-name="P5"><text:tab/>stack--;</text:p>
      <text:p text:style-name="P5"><text:tab/>*stack = 0;</text:p>
      <text:p text:style-name="P5"><text:tab/>stack--;</text:p>
      <text:p text:style-name="P5"><text:tab/>*stack = ((unsigned) func);</text:p>
      <text:p text:style-name="P5"><text:tab/>stack -= 4;</text:p>
      <text:p text:style-name="P5"><text:tab/>new_thread -&gt; esp = stack;</text:p>
      <text:p text:style-name="P5"><text:tab/>push_back(new_thread);</text:p>
      <text:p text:style-name="P5">}</text:p>
      <text:p text:style-name="P5"/>
      <text:p text:style-name="P5">4 : make test</text:p>
      <text:p text:style-name="P5">output : </text:p>
      <text:p text:style-name="P5">./app 1024</text:p>
      <text:p text:style-name="P5">starting main thread: num_threads: 1024</text:p>
      <text:p text:style-name="P5">main thread exiting: counter:30768239300147200</text:p>
      <text:p text:style-name="P5">./app 1024 1</text:p>
      <text:p text:style-name="P5">starting main thread: num_threads: 1024</text:p>
      <text:p text:style-name="P5">bar1: (nil)</text:p>
      <text:p text:style-name="P5">bar2: (nil)</text:p>
      <text:p text:style-name="P5">bar1: 0x1</text:p>
      <text:p text:style-name="P5">main thread exiting: counter:0</text:p>
      <text:p text:style-name="P5"/>
      <text:p text:style-name="P5">5 <text:s/>: stratergy to free stack and thread</text:p>
      <text:p text:style-name="P7">case 1 : assuming we can change context switch</text:p>
      <text:p text:style-name="P7">- <text:span text:style-name="T3">&gt; we will implement a list which contains the starting address of stack and thread address and a boolean which tells us wether the current thread is killed or not.</text:span> </text:p>
      <text:p text:style-name="P6"><text:soft-page-break/>- &gt; <text:s/>if it is killed we will free its stack and thread after assigning stack of next thread in context switch which ensures that prev stack is killed only, <text:span text:style-name="T3">above information is maintaing in the list mentioned above</text:span>.</text:p>
      <text:p text:style-name="P6">- &gt; <text:s/>as ready list and threads are global. we can find the address of each and every thread and starting address of stack. And hence free it in context_switch.</text:p>
      <text:p text:style-name="P6">- &gt; <text:s/>hence at the end only main thread remains.</text:p>
      <text:p text:style-name="P6"/>
      <text:p text:style-name="P6"/>
      <text:p text:style-name="P6">case 2 : assuming we cannot change context switch</text:p>
      <text:p text:style-name="P5">- &gt; <text:s/>first implement a linked list storing the thread addresses and starting address of thier stack.</text:p>
      <text:p text:style-name="P5">- &gt; implement a dead_list which contains the threads which are dead and are need to be freed.</text:p>
      <text:p text:style-name="P2"><text:span text:style-name="T1">- &gt; whenever a thread exits in thread_exit. It first </text:span><text:span text:style-name="T2">frees all the threads and there stacks in </text:span><text:span text:style-name="T1">dead_list </text:span><text:span text:style-name="T2">with the help of linked list storing address of stack and thread,</text:span><text:span text:style-name="T1"> </text:span><text:span text:style-name="T2">after cleaning it </text:span><text:span text:style-name="T1">adds itself to the dead_li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8T17:14:37.662472367</meta:creation-date>
    <dc:date>2020-02-08T18:01:15.013667834</dc:date>
    <meta:editing-duration>PT21M50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3" meta:paragraph-count="80" meta:word-count="482" meta:character-count="2817" meta:non-whitespace-character-count="2330"/>
  </office:meta>
</office:document-meta>
</file>